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GB"/>
    </style:style>
    <style:style style:name="P2" style:parent-style-name="Normal" style:family="paragraph">
      <style:text-properties fo:language="en" fo:country="GB"/>
    </style:style>
  </office:automatic-styles>
  <office:body>
    <office:text text:use-soft-page-breaks="true">
      <text:p text:style-name="P1">Historia- Von Newman, Turing, Bill Gates, Steve Jobs, Vint Cerf, Linus Torvald, Zuckerberg</text:p>
      <text:p text:style-name="P2">Players atuais - AWS, Facebook(react), Google</text:p>
      <text:p text:style-name="Normal">Arquitetura – CPU. Binario.<text:s/>Bytes e Bits<text:s/>Problemas intrataveis.<text:s/>Compiladores.<text:s/>Intel ARM. Assembly. RAM, conceito de Abstração. Overflow</text:p>
      <text:p text:style-name="Normal">Diferentes Linguagens de Programação – Não esquecer o HTML. Explicar bem o Python e o JS vs o C++. Explicar o Java intermedio entre ambos.</text:p>
      <text:p text:style-name="Normal">-------------------------------------------------------------</text:p>
      <text:p text:style-name="Normal">Tipos de dados e operadores – Fazer Contas. Strings</text:p>
      <text:p text:style-name="Normal">Variaveis. Explicar diferenças entre tipos.</text:p>
      <text:p text:style-name="Normal">-------------------------------------------------------------</text:p>
      <text:p text:style-name="Normal">Questões Booleanas – Algebra de Boole.</text:p>
      <text:p text:style-name="Normal">“IF”s. SCOPES</text:p>
      <text:p text:style-name="Normal">Ciclos</text:p>
      <text:p text:style-name="Normal">-------------------------------------------------------------</text:p>
      <text:p text:style-name="Normal">Funçoes. Forçar a ideia de reforçar de repetibilidade. Ideia de Referência</text:p>
      <text:p text:style-name="Normal">Arrays. Estruturas de dados. Tabelas de Algoritmos. Arvores, Grafos.</text:p>
      <text:p text:style-name="Normal">Classes.</text:p>
      <text:p text:style-name="Normal">-------------------------------------------------------------</text:p>
      <text:p text:style-name="Normal">Miscellaneous – AGILE vs RUP, GIT, LINUX(UNIX), WWW(ou web) vs Internet, Computadores Quanticos,<text:s/>Grafos &amp; Facebook. Web Apps. Android. Cloud Computing. AWS. Dock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ben Filipe Seabra de Almeida</meta:initial-creator>
    <dc:creator>Ruben Filipe Seabra de Almeida</dc:creator>
    <meta:creation-date>2020-11-26T19:46:00Z</meta:creation-date>
    <dc:date>2020-11-26T20:36:00Z</dc:date>
    <meta:template xlink:href="Normal" xlink:type="simple"/>
    <meta:editing-cycles>1</meta:editing-cycles>
    <meta:editing-duration>PT3000S</meta:editing-duration>
    <meta:document-statistic meta:page-count="1" meta:paragraph-count="2" meta:word-count="177" meta:character-count="1132" meta:row-count="7" meta:non-whitespace-character-count="957"/>
  </office:meta>
</office:document-meta>
</file>